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arsayılan-title">
      <style:graphic-properties fo:min-height="3.506cm"/>
    </style:style>
    <style:style style:name="pr2" style:family="presentation" style:parent-style-name="Varsayılan-subtitle">
      <style:graphic-properties draw:fill-color="#ffffff" fo:min-height="12.179cm"/>
    </style:style>
    <style:style style:name="pr3" style:family="presentation" style:parent-style-name="Varsayılan-notes">
      <style:graphic-properties draw:fill-color="#ffffff" fo:min-height="13.364cm"/>
    </style:style>
    <style:style style:name="co1" style:family="table-column">
      <style:table-column-properties style:column-width="5.7cm" style:use-optimal-column-width="false"/>
    </style:style>
    <style:style style:name="co2" style:family="table-column">
      <style:table-column-properties style:column-width="10.371cm" style:use-optimal-column-width="false"/>
    </style:style>
    <style:style style:name="co3" style:family="table-column">
      <style:table-column-properties style:column-width="15.576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0.973cm"/>
    </style:style>
    <style:style style:name="ro3" style:family="table-row">
      <style:table-row-properties style:row-height="1.183cm"/>
    </style:style>
    <style:style style:name="ro4" style:family="table-row">
      <style:table-row-properties style:row-height="1.181cm"/>
    </style:style>
    <style:style style:name="ro5" style:family="table-row">
      <style:table-row-properties style:row-height="1.07cm"/>
    </style:style>
    <style:style style:name="ce1" style:family="table-cell">
      <loext:graphic-properties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draw:textarea-vertical-align="middle"/>
      <style:text-properties fo:color="#1c1c1c" fo:font-size="14pt" style:font-size-asian="14pt" style:font-size-complex="14pt"/>
    </style:style>
    <style:style style:name="ce3" style:family="table-cell">
      <loext:graphic-properties draw:textarea-vertical-align="middle"/>
      <style:paragraph-properties fo:text-align="start"/>
      <style:text-properties fo:color="#000000" fo:font-size="12pt" style:font-size-asian="12pt" style:font-size-complex="12pt"/>
    </style:style>
    <style:style style:name="ce4" style:family="table-cell">
      <style:text-properties fo:color="#eeeeee" fo:font-weight="bold" style:font-weight-asian="bold" style:font-weight-complex="bold"/>
    </style:style>
    <style:style style:name="ce5" style:family="table-cell">
      <style:text-properties fo:font-weight="bold" style:font-weight-asian="bold" style:font-weight-complex="bold"/>
    </style:style>
    <style:style style:name="ce6" style:family="table-cell">
      <style:text-properties fo:font-weight="normal" style:font-weight-asian="normal" style:font-weight-complex="normal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text-properties fo:color="#1c1c1c" fo:font-size="14pt" style:font-size-asian="14pt" style:font-size-complex="14pt"/>
    </style:style>
    <style:style style:name="P4" style:family="paragraph">
      <style:paragraph-properties fo:text-align="start"/>
      <style:text-properties fo:color="#000000" fo:font-size="12pt" style:font-size-asian="12pt" style:font-size-complex="12pt"/>
    </style:style>
    <style:style style:name="P5" style:family="paragraph">
      <style:paragraph-properties fo:text-align="center"/>
      <style:text-properties fo:color="#000000"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style:text-properties fo:color="#eeeeee"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draw:style-name="standard" draw:layer="layout" svg:width="22.799cm" svg:height="7.05cm" svg:x="2.6cm" svg:y="5.622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2"><text:span text:style-name="T1">apt-get</text:span></text:p>
              </table:table-cell>
              <table:table-cell>
                <text:p text:style-name="P2"><text:span text:style-name="T1">apt</text:span></text:p>
              </table:table-cell>
              <table:table-cell>
                <text:p text:style-name="P2"><text:span text:style-name="T1">dpkg</text:span></text:p>
              </table:table-cell>
            </table:table-row>
            <table:table-row table:style-name="ro1" table:default-cell-style-name="ce3">
              <table:table-cell table:style-name="ce2">
                <text:p text:style-name="P3"><text:span text:style-name="T2">Depoyu Güncelle</text:span></text:p>
              </table:table-cell>
              <table:table-cell>
                <text:p text:style-name="P4">apt-get update</text:p>
              </table:table-cell>
              <table:table-cell>
                <text:p text:style-name="P4">apt update</text:p>
              </table:table-cell>
              <table:table-cell>
                <text:p text:style-name="P5">-</text:p>
              </table:table-cell>
            </table:table-row>
            <table:table-row table:style-name="ro1" table:default-cell-style-name="ce3">
              <table:table-cell table:style-name="ce2">
                <text:p text:style-name="P3"><text:span text:style-name="T2">Paket Kur</text:span></text:p>
              </table:table-cell>
              <table:table-cell>
                <text:p text:style-name="P4">apt-get install</text:p>
              </table:table-cell>
              <table:table-cell>
                <text:p text:style-name="P4">apt install</text:p>
              </table:table-cell>
              <table:table-cell>
                <text:p text:style-name="P4">dpkg -i</text:p>
              </table:table-cell>
            </table:table-row>
            <table:table-row table:style-name="ro1" table:default-cell-style-name="ce3">
              <table:table-cell table:style-name="ce2">
                <text:p text:style-name="P3"><text:span text:style-name="T2">Paket Kaldır</text:span></text:p>
              </table:table-cell>
              <table:table-cell>
                <text:p text:style-name="P4">apt-get remove</text:p>
                <text:p text:style-name="P4">apt-get purge</text:p>
              </table:table-cell>
              <table:table-cell>
                <text:p text:style-name="P4">apt remove </text:p>
              </table:table-cell>
              <table:table-cell>
                <text:p text:style-name="P4">dpkg -r</text:p>
              </table:table-cell>
            </table:table-row>
            <table:table-row table:style-name="ro1" table:default-cell-style-name="ce3">
              <table:table-cell table:style-name="ce2">
                <text:p text:style-name="P3"><text:span text:style-name="T2">Paketleri Yükselt</text:span></text:p>
              </table:table-cell>
              <table:table-cell>
                <text:p text:style-name="P4">apt-get upgrade</text:p>
              </table:table-cell>
              <table:table-cell>
                <text:p text:style-name="P4">apt upgrade</text:p>
              </table:table-cell>
              <table:table-cell>
                <text:p text:style-name="P5">-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aketleri Listele</text:span></text:p>
              </table:table-cell>
              <table:table-cell>
                <text:p text:style-name="P5">-</text:p>
              </table:table-cell>
              <table:table-cell>
                <text:p text:style-name="P4">apt list</text:p>
              </table:table-cell>
              <table:table-cell>
                <text:p text:style-name="P4">dpkg -l</text:p>
              </table:table-cell>
            </table:table-row>
            <table:table-row table:style-name="ro2" table:default-cell-style-name="ce3">
              <table:table-cell table:style-name="ce2">
                <text:p text:style-name="P3"><text:span text:style-name="T2">Paket Ara</text:span></text:p>
              </table:table-cell>
              <table:table-cell>
                <text:p text:style-name="P4">apt-cache search</text:p>
              </table:table-cell>
              <table:table-cell>
                <text:p text:style-name="P4">apt search</text:p>
              </table:table-cell>
              <table:table-cell>
                <text:p text:style-name="P5">-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4.2cm" svg:height="0.962cm" svg:x="1.8cm" svg:y="1cm">
          <draw:text-box>
            <text:p>apt-get, apt ve dpkg farkı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>
        <draw:frame draw:style-name="gr2" draw:text-style-name="P6" draw:layer="layout" svg:width="24.2cm" svg:height="0.962cm" svg:x="1.8cm" svg:y="1cm">
          <draw:text-box>
            <text:p>apt-get komutları</text:p>
          </draw:text-box>
        </draw:frame>
        <draw:frame draw:style-name="standard" draw:layer="layout" svg:width="25.946cm" svg:height="10.644cm" svg:x="1.253cm" svg:y="6.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3" table:default-cell-style-name="ce4">
              <table:table-cell>
                <text:p text:style-name="P7">İşlev</text:p>
              </table:table-cell>
              <table:table-cell>
                <text:p text:style-name="P7">Komut</text:p>
              </table:table-cell>
            </table:table-row>
            <table:table-row table:style-name="ro3">
              <table:table-cell table:style-name="ce5">
                <text:p text:style-name="P8">Paket Yükleme</text:p>
              </table:table-cell>
              <table:table-cell table:style-name="ce6">
                <text:p text:style-name="P9">apt-get install paketadı</text:p>
              </table:table-cell>
            </table:table-row>
            <table:table-row table:style-name="ro3">
              <table:table-cell table:style-name="ce5">
                <text:p text:style-name="P8">Paket Silme</text:p>
              </table:table-cell>
              <table:table-cell table:style-name="ce6">
                <text:p text:style-name="P9">apt-get remove paketadı</text:p>
              </table:table-cell>
            </table:table-row>
            <table:table-row table:style-name="ro3">
              <table:table-cell table:style-name="ce5">
                <text:p text:style-name="P8">Paket Silme</text:p>
              </table:table-cell>
              <table:table-cell table:style-name="ce6">
                <text:p text:style-name="P9">apt-get purge paketadı</text:p>
              </table:table-cell>
            </table:table-row>
            <table:table-row table:style-name="ro3">
              <table:table-cell table:style-name="ce5">
                <text:p text:style-name="P8">Depo Güncelleme</text:p>
              </table:table-cell>
              <table:table-cell table:style-name="ce6">
                <text:p text:style-name="P9">apt-get update</text:p>
              </table:table-cell>
            </table:table-row>
            <table:table-row table:style-name="ro3">
              <table:table-cell table:style-name="ce5">
                <text:p text:style-name="P8">Paketleri Yükseltme</text:p>
              </table:table-cell>
              <table:table-cell table:style-name="ce6">
                <text:p text:style-name="P9">apt-get upgrade</text:p>
              </table:table-cell>
            </table:table-row>
            <table:table-row table:style-name="ro3">
              <table:table-cell table:style-name="ce5">
                <text:p text:style-name="P8">Yalnızca Paketleri İndirme</text:p>
              </table:table-cell>
              <table:table-cell table:style-name="ce6">
                <text:p text:style-name="P9">apt-get download paketadı</text:p>
              </table:table-cell>
            </table:table-row>
            <table:table-row table:style-name="ro3">
              <table:table-cell table:style-name="ce5">
                <text:p text:style-name="P8">Depo Hata Kontrol</text:p>
              </table:table-cell>
              <table:table-cell table:style-name="ce6">
                <text:p text:style-name="P9">apt-get check</text:p>
              </table:table-cell>
            </table:table-row>
            <table:table-row table:style-name="ro4">
              <table:table-cell table:style-name="ce5">
                <text:p text:style-name="P8">İnmiş Paketleri Temizle</text:p>
              </table:table-cell>
              <table:table-cell table:style-name="ce6">
                <text:p text:style-name="P9">apt-get clea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>
        <draw:frame draw:style-name="gr2" draw:text-style-name="P6" draw:layer="layout" svg:width="24.2cm" svg:height="0.962cm" svg:x="1.8cm" svg:y="1cm">
          <draw:text-box>
            <text:p>apt-cache komutları</text:p>
          </draw:text-box>
        </draw:frame>
        <draw:frame draw:style-name="standard" draw:layer="layout" svg:width="25.946cm" svg:height="7.097cm" svg:x="1.253cm" svg:y="6.8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3" table:default-cell-style-name="ce4">
              <table:table-cell>
                <text:p text:style-name="P7">İşlev</text:p>
              </table:table-cell>
              <table:table-cell>
                <text:p text:style-name="P7">Komut</text:p>
              </table:table-cell>
            </table:table-row>
            <table:table-row table:style-name="ro3">
              <table:table-cell table:style-name="ce5">
                <text:p text:style-name="P8">Paket Ara</text:p>
              </table:table-cell>
              <table:table-cell table:style-name="ce6">
                <text:p text:style-name="P9">apt-cache search paketadı</text:p>
              </table:table-cell>
            </table:table-row>
            <table:table-row table:style-name="ro3">
              <table:table-cell table:style-name="ce5">
                <text:p text:style-name="P8">Paket İncele</text:p>
              </table:table-cell>
              <table:table-cell table:style-name="ce6">
                <text:p>apt-cache show paketadı</text:p>
              </table:table-cell>
            </table:table-row>
            <table:table-row table:style-name="ro3">
              <table:table-cell table:style-name="ce5">
                <text:p text:style-name="P8">Paket Detayları İncele</text:p>
              </table:table-cell>
              <table:table-cell table:style-name="ce6">
                <text:p text:style-name="P9">apt-cache showpkg paketadı</text:p>
              </table:table-cell>
            </table:table-row>
            <table:table-row table:style-name="ro3">
              <table:table-cell table:style-name="ce5">
                <text:p text:style-name="P8">Depo İstatistikleri İncele</text:p>
              </table:table-cell>
              <table:table-cell table:style-name="ce6">
                <text:p text:style-name="P9">apt-cache stats</text:p>
              </table:table-cell>
            </table:table-row>
            <table:table-row table:style-name="ro3">
              <table:table-cell table:style-name="ce5">
                <text:p text:style-name="P8">Paket Bağımlılıklarını Gör</text:p>
              </table:table-cell>
              <table:table-cell table:style-name="ce6">
                <text:p text:style-name="P9">apt-cache depends paketadı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>
        <draw:frame draw:style-name="gr2" draw:text-style-name="P6" draw:layer="layout" svg:width="24.2cm" svg:height="0.962cm" svg:x="1.8cm" svg:y="1cm">
          <draw:text-box>
            <text:p>apt komutları</text:p>
          </draw:text-box>
        </draw:frame>
        <draw:frame draw:style-name="standard" draw:layer="layout" svg:width="25.946cm" svg:height="13.038cm" svg:x="1.253cm" svg:y="5.2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3" table:default-cell-style-name="ce4">
              <table:table-cell>
                <text:p text:style-name="P7">İşlev</text:p>
              </table:table-cell>
              <table:table-cell>
                <text:p text:style-name="P7">Komut</text:p>
              </table:table-cell>
            </table:table-row>
            <table:table-row table:style-name="ro3">
              <table:table-cell table:style-name="ce5">
                <text:p text:style-name="P8">Paket Yükleme</text:p>
              </table:table-cell>
              <table:table-cell table:style-name="ce6">
                <text:p text:style-name="P9">apt install paketadı</text:p>
              </table:table-cell>
            </table:table-row>
            <table:table-row table:style-name="ro3">
              <table:table-cell table:style-name="ce5">
                <text:p text:style-name="P8">Paket Silme</text:p>
              </table:table-cell>
              <table:table-cell table:style-name="ce6">
                <text:p text:style-name="P9">apt remove paketadı</text:p>
              </table:table-cell>
            </table:table-row>
            <table:table-row table:style-name="ro3">
              <table:table-cell table:style-name="ce5">
                <text:p text:style-name="P8">Paket Silme</text:p>
              </table:table-cell>
              <table:table-cell table:style-name="ce6">
                <text:p text:style-name="P9">apt purge paketadı</text:p>
              </table:table-cell>
            </table:table-row>
            <table:table-row table:style-name="ro3">
              <table:table-cell table:style-name="ce5">
                <text:p text:style-name="P8">Depo Güncelleme</text:p>
              </table:table-cell>
              <table:table-cell table:style-name="ce6">
                <text:p text:style-name="P9">apt update</text:p>
              </table:table-cell>
            </table:table-row>
            <table:table-row table:style-name="ro3">
              <table:table-cell table:style-name="ce5">
                <text:p text:style-name="P8">Paketleri Yükseltme</text:p>
              </table:table-cell>
              <table:table-cell table:style-name="ce6">
                <text:p text:style-name="P9">apt upgrade</text:p>
              </table:table-cell>
            </table:table-row>
            <table:table-row table:style-name="ro3">
              <table:table-cell table:style-name="ce5">
                <text:p text:style-name="P8">Paketleri Listele</text:p>
              </table:table-cell>
              <table:table-cell table:style-name="ce6">
                <text:p>apt list</text:p>
                <text:p>apt list --installed </text:p>
                <text:p>apt list --upgradable</text:p>
              </table:table-cell>
            </table:table-row>
            <table:table-row table:style-name="ro3">
              <table:table-cell table:style-name="ce5">
                <text:p text:style-name="P8">Paket İncele</text:p>
              </table:table-cell>
              <table:table-cell table:style-name="ce6">
                <text:p>apt show paketadı</text:p>
              </table:table-cell>
            </table:table-row>
            <table:table-row table:style-name="ro3">
              <table:table-cell table:style-name="ce5">
                <text:p text:style-name="P8"><text:span text:style-name="T3">Paket Ara</text:span></text:p>
              </table:table-cell>
              <table:table-cell table:style-name="ce6">
                <text:p text:style-name="P9">apt search paketadı</text:p>
              </table:table-cell>
            </table:table-row>
            <table:table-row table:style-name="ro4">
              <table:table-cell table:style-name="ce5">
                <text:p text:style-name="P8"><text:span text:style-name="T3">Tam Yükseltme</text:span></text:p>
              </table:table-cell>
              <table:table-cell table:style-name="ce6">
                <text:p>apt full-upgrad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>
        <draw:frame draw:style-name="gr2" draw:text-style-name="P6" draw:layer="layout" svg:width="24.2cm" svg:height="0.962cm" svg:x="1.8cm" svg:y="1cm">
          <draw:text-box>
            <text:p>dpkg komutları</text:p>
          </draw:text-box>
        </draw:frame>
        <draw:frame draw:style-name="standard" draw:layer="layout" svg:width="25.946cm" svg:height="11.714cm" svg:x="1.253cm" svg:y="5.2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3" table:default-cell-style-name="ce4">
              <table:table-cell>
                <text:p text:style-name="P7">İşlev</text:p>
              </table:table-cell>
              <table:table-cell>
                <text:p text:style-name="P7">Komut</text:p>
              </table:table-cell>
            </table:table-row>
            <table:table-row table:style-name="ro3">
              <table:table-cell table:style-name="ce5">
                <text:p text:style-name="P8">Paket Yükleme</text:p>
              </table:table-cell>
              <table:table-cell table:style-name="ce6">
                <text:p text:style-name="P9">dpkg -i paketadı.deb</text:p>
              </table:table-cell>
            </table:table-row>
            <table:table-row table:style-name="ro3">
              <table:table-cell table:style-name="ce5">
                <text:p text:style-name="P8">Paket Silme</text:p>
              </table:table-cell>
              <table:table-cell table:style-name="ce6">
                <text:p>dpkg -r paketadı</text:p>
              </table:table-cell>
            </table:table-row>
            <table:table-row table:style-name="ro3">
              <table:table-cell table:style-name="ce5">
                <text:p text:style-name="P8">Paketleri Listele</text:p>
              </table:table-cell>
              <table:table-cell table:style-name="ce6">
                <text:p text:style-name="P9">dpkg -l</text:p>
              </table:table-cell>
            </table:table-row>
            <table:table-row table:style-name="ro3">
              <table:table-cell table:style-name="ce5">
                <text:p text:style-name="P8">Paket Bilgileri</text:p>
              </table:table-cell>
              <table:table-cell table:style-name="ce6">
                <text:p>dpkg –info paketadı</text:p>
              </table:table-cell>
            </table:table-row>
            <table:table-row table:style-name="ro3">
              <table:table-cell table:style-name="ce5">
                <text:p text:style-name="P8">Paketteki Dosyalar</text:p>
              </table:table-cell>
              <table:table-cell table:style-name="ce6">
                <text:p>dpkg -L paketadı.deb</text:p>
              </table:table-cell>
            </table:table-row>
            <table:table-row table:style-name="ro5">
              <table:table-cell table:style-name="ce5"/>
              <table:table-cell table:style-name="ce6"/>
            </table:table-row>
            <table:table-row table:style-name="ro3">
              <table:table-cell table:style-name="ce5"/>
              <table:table-cell table:style-name="ce6"/>
            </table:table-row>
            <table:table-row table:style-name="ro3">
              <table:table-cell table:style-name="ce5"/>
              <table:table-cell table:style-name="ce6"/>
            </table:table-row>
            <table:table-row table:style-name="ro4">
              <table:table-cell table:style-name="ce5"/>
              <table:table-cell table:style-name="ce6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 Orhun AKKİRMAN</meta:initial-creator>
    <meta:creation-date>2018-01-22T13:12:51.210288403</meta:creation-date>
    <dc:date>2018-01-22T16:22:51.840488767</dc:date>
    <dc:creator>Ali Orhun AKKİRMAN</dc:creator>
    <meta:editing-duration>PT3H9M53S</meta:editing-duration>
    <meta:editing-cycles>19</meta:editing-cycles>
    <meta:generator>LibreOffice/5.2.7.2$Linux_X86_64 LibreOffice_project/20m0$Build-2</meta:generator>
    <meta:document-statistic meta:object-count="45"/>
  </office:meta>
</office:document-meta>
</file>